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7.2361in" fo:margin-left="-0.075in" style:page-number="auto" table:align="left" style:writing-mode="lr-tb"/>
    </style:style>
    <style:style style:name="Table1.A" style:family="table-column">
      <style:table-column-properties style:column-width="3.61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style:font-name="Book Antiqua" fo:language="fr" fo:country="FR" fo:font-weight="bold" style:font-weight-asian="bold" style:font-name-complex="Arial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10pt" fo:language="fr" fo:country="FR" officeooo:paragraph-rsid="0018e119" style:font-size-asian="10pt" style:font-name-complex="Arial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Arial" fo:font-size="10pt" fo:language="fr" fo:country="FR" officeooo:paragraph-rsid="002d37af" style:font-size-asian="10pt" style:font-name-complex="Arial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fr" fo:country="FR" style:font-size-asian="10pt" style:font-name-complex="Arial" style:font-size-complex="10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officeooo:paragraph-rsid="002efc0b" style:font-size-asian="10pt" style:font-name-complex="Arial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language="fr" fo:country="FR" officeooo:paragraph-rsid="003a2b76" style:font-size-asian="10pt" style:font-name-complex="Arial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language="fr" fo:country="FR" officeooo:paragraph-rsid="0018cd82" style:font-size-asian="10pt" style:font-name-complex="Arial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language="fr" fo:country="FR" officeooo:paragraph-rsid="00218d95" style:font-size-asian="10pt" style:font-name-complex="Arial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language="fr" fo:country="FR" officeooo:paragraph-rsid="0018e119" style:font-size-asian="10pt" style:font-name-complex="Arial" style:font-size-complex="10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officeooo:paragraph-rsid="002efc0b" style:font-size-asian="10pt" style:font-name-complex="Ari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language="fr" fo:country="FR" officeooo:paragraph-rsid="002efc0b" style:font-name-complex="Arial"/>
    </style:style>
    <style:style style:name="P12" style:family="paragraph" style:parent-style-name="Standard">
      <style:paragraph-properties fo:text-align="justify" style:justify-single-word="false"/>
      <style:text-properties fo:font-variant="small-caps" style:font-name="Book Antiqua" fo:language="fr" fo:country="FR" fo:font-weight="bold" style:font-weight-asian="bold" style:font-name-complex="Arial"/>
    </style:style>
    <style:style style:name="P13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paragraph-rsid="003a2b76" style:font-size-asian="10pt" style:font-name-complex="Arial" style:font-size-complex="10pt"/>
    </style:style>
    <style:style style:name="P14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paragraph-rsid="003b48af" style:font-size-asian="10pt" style:font-name-complex="Arial" style:font-size-complex="10pt"/>
    </style:style>
    <style:style style:name="P15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paragraph-rsid="003cd07b" style:font-size-asian="10pt" style:font-name-complex="Arial" style:font-size-complex="10pt"/>
    </style:style>
    <style:style style:name="P16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rsid="003b48af" officeooo:paragraph-rsid="0049de29" style:font-size-asian="10pt" style:font-name-complex="Arial" style:font-size-complex="10pt"/>
    </style:style>
    <style:style style:name="P17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1in"/>
        </style:tab-stops>
      </style:paragraph-properties>
      <style:text-properties style:font-name="Arial" fo:font-size="10pt" fo:language="fr" fo:country="FR" fo:font-weight="bold" officeooo:paragraph-rsid="002d37af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1709f5" style:font-name-complex="Arial" style:font-size-complex="10pt"/>
    </style:style>
    <style:style style:name="P19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1ee2f9" style:font-name-complex="Arial" style:font-size-complex="10pt"/>
    </style:style>
    <style:style style:name="P20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22a3fa" style:font-name-complex="Arial" style:font-size-complex="10pt"/>
    </style:style>
    <style:style style:name="P21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fo:color="#333333" style:font-name="Arial" fo:font-size="8pt" fo:language="fr" fo:country="FR" fo:font-style="italic" officeooo:rsid="0022a3fa" officeooo:paragraph-rsid="0022a3fa" style:font-size-asian="8pt" style:font-style-asian="italic" style:font-name-complex="Arial" style:font-size-complex="10pt" style:font-style-complex="italic"/>
    </style:style>
    <style:style style:name="P22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fo:color="#333333" style:font-name="Arial" fo:font-size="12pt" fo:language="fr" fo:country="FR" fo:font-style="normal" fo:font-weight="normal" officeooo:rsid="003f9058" officeooo:paragraph-rsid="00479444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3" style:family="paragraph" style:parent-style-name="Standard">
      <style:paragraph-properties fo:margin-left="0.9835in" fo:margin-right="0in" fo:text-indent="0in" style:auto-text-indent="false"/>
      <style:text-properties style:font-name="Arial" fo:font-size="10pt" fo:language="fr" fo:country="FR" style:font-size-asian="10pt" style:font-name-complex="Arial" style:font-size-complex="10pt"/>
    </style:style>
    <style:style style:name="P24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1.5pt solid #000000"/>
      <style:text-properties fo:font-variant="small-caps" style:font-name="Book Antiqua" fo:language="fr" fo:country="FR" fo:font-weight="bold" officeooo:rsid="0016b3a9" officeooo:paragraph-rsid="0016b3a9" style:font-weight-asian="bold" style:font-name-complex="Arial"/>
    </style:style>
    <style:style style:name="P25" style:family="paragraph" style:parent-style-name="Standard" style:list-style-name="L1">
      <style:paragraph-properties fo:text-align="justify" style:justify-single-word="false"/>
      <style:text-properties officeooo:paragraph-rsid="004eaa13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22a3fa" officeooo:paragraph-rsid="0022a3fa"/>
    </style:style>
    <style:style style:name="P27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ee2f9" officeooo:paragraph-rsid="001ee2f9" style:font-size-asian="10pt" style:font-name-complex="Arial" style:font-size-complex="10pt"/>
    </style:style>
    <style:style style:name="P28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c41a1" officeooo:paragraph-rsid="0019a753" style:font-size-asian="10pt" style:font-name-complex="Arial" style:font-size-complex="10pt"/>
    </style:style>
    <style:style style:name="P29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8cd82" officeooo:paragraph-rsid="0018cd82" style:font-size-asian="10pt" style:font-name-complex="Arial" style:font-size-complex="10pt"/>
    </style:style>
    <style:style style:name="P30" style:family="paragraph" style:parent-style-name="Standard" style:list-style-name="WW8Num14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officeooo:paragraph-rsid="002efc0b" style:font-size-asian="10pt" style:font-name-complex="Arial"/>
    </style:style>
    <style:style style:name="P31" style:family="paragraph" style:parent-style-name="Standard" style:list-style-name="WW8Num2">
      <style:paragraph-properties fo:text-align="justify" style:justify-single-word="false"/>
      <style:text-properties style:font-name="Arial" fo:font-size="10pt" fo:language="fr" fo:country="FR" officeooo:rsid="0014d1a1" officeooo:paragraph-rsid="002efc0b" style:font-size-asian="10pt" style:font-name-complex="Arial"/>
    </style:style>
    <style:style style:name="P32" style:family="paragraph" style:parent-style-name="Standard">
      <style:paragraph-properties fo:margin-left="1.4764in" fo:margin-right="0in" fo:text-indent="-1.4764in" style:auto-text-indent="false"/>
      <style:text-properties style:font-name="Arial" fo:font-size="10pt" fo:language="fr" fo:country="FR" fo:font-weight="bold" officeooo:rsid="0018cd82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4eaa13" style:font-name-complex="Arial" style:font-size-complex="10pt"/>
    </style:style>
    <style:style style:name="P34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officeooo:paragraph-rsid="00402685"/>
    </style:style>
    <style:style style:name="P35" style:family="paragraph" style:parent-style-name="Heading_20_2">
      <style:text-properties fo:font-variant="small-caps" style:font-name="Arial" fo:font-size="10pt" fo:language="fr" fo:country="FR" officeooo:paragraph-rsid="002efc0b" style:font-size-asian="10pt" style:font-name-complex="Arial" style:font-size-complex="10pt"/>
    </style:style>
    <style:style style:name="P36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3a2b76" officeooo:paragraph-rsid="003a2b76" style:font-name-complex="Times New Roman" style:font-weight-complex="bold"/>
    </style:style>
    <style:style style:name="P37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46797" officeooo:paragraph-rsid="002efc0b" style:font-name-complex="Times New Roman" style:font-weight-complex="bold"/>
    </style:style>
    <style:style style:name="P38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8cd82" officeooo:paragraph-rsid="0018cd82" style:font-name-complex="Times New Roman" style:font-weight-complex="bold"/>
    </style:style>
    <style:style style:name="P39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b0d5b" officeooo:paragraph-rsid="001b0d5b"/>
    </style:style>
    <style:style style:name="P40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>
        <style:tab-stops>
          <style:tab-stop style:position="0.25in"/>
        </style:tab-stops>
      </style:paragraph-properties>
      <style:text-properties fo:font-variant="small-caps" fo:language="fr" fo:country="FR" officeooo:rsid="0018cd82" officeooo:paragraph-rsid="0018cd82" style:font-size-complex="10pt" style:font-weight-complex="bold"/>
    </style:style>
    <style:style style:name="T1" style:family="text">
      <style:text-properties style:font-style-complex="italic"/>
    </style:style>
    <style:style style:name="T2" style:family="text">
      <style:text-properties fo:color="#333333" fo:font-size="8pt" style:font-size-asian="8pt" style:font-style-complex="italic"/>
    </style:style>
    <style:style style:name="T3" style:family="text">
      <style:text-properties fo:color="#333333" fo:font-size="8pt" officeooo:rsid="00146797" style:font-size-asian="8pt" style:font-style-complex="italic"/>
    </style:style>
    <style:style style:name="T4" style:family="text">
      <style:text-properties fo:color="#333333" fo:font-size="8pt" style:font-size-asian="8pt" style:font-size-complex="10pt"/>
    </style:style>
    <style:style style:name="T5" style:family="text">
      <style:text-properties fo:color="#333333" fo:font-size="8pt" fo:font-style="italic" officeooo:rsid="001709f5" style:font-size-asian="8pt" style:font-style-asian="italic" style:font-style-complex="italic"/>
    </style:style>
    <style:style style:name="T6" style:family="text">
      <style:text-properties fo:color="#333333" fo:font-size="8pt" fo:font-style="italic" officeooo:rsid="0018cd82" style:font-size-asian="8pt" style:font-style-asian="italic" style:font-style-complex="italic"/>
    </style:style>
    <style:style style:name="T7" style:family="text">
      <style:text-properties fo:color="#333333" fo:font-size="8pt" fo:font-style="italic" officeooo:rsid="001ee2f9" style:font-size-asian="8pt" style:font-style-asian="italic" style:font-style-complex="italic"/>
    </style:style>
    <style:style style:name="T8" style:family="text">
      <style:text-properties fo:color="#333333" fo:font-size="8pt" fo:font-style="italic" officeooo:rsid="0022a3fa" style:font-size-asian="8pt" style:font-style-asian="italic" style:font-style-complex="italic"/>
    </style:style>
    <style:style style:name="T9" style:family="text">
      <style:text-properties fo:color="#333333" fo:font-size="8pt" fo:font-style="italic" officeooo:rsid="002efc0b" style:font-size-asian="8pt" style:font-style-asian="italic" style:font-style-complex="italic"/>
    </style:style>
    <style:style style:name="T10" style:family="text">
      <style:text-properties fo:color="#333333" fo:font-size="8pt" fo:font-style="italic" officeooo:rsid="00485a96" style:font-size-asian="8pt" style:font-style-asian="italic" style:font-style-complex="italic"/>
    </style:style>
    <style:style style:name="T11" style:family="text">
      <style:text-properties fo:color="#333333" fo:font-size="8pt" fo:font-style="italic" officeooo:rsid="004eaa13" style:font-size-asian="8pt" style:font-style-asian="italic" style:font-style-complex="italic"/>
    </style:style>
    <style:style style:name="T12" style:family="text">
      <style:text-properties fo:color="#333333" style:font-name="Arial" fo:font-size="8pt" fo:language="fr" fo:country="FR" fo:font-style="italic" officeooo:rsid="004eaa13" style:font-size-asian="8pt" style:font-style-asian="italic" style:font-name-complex="Arial" style:font-size-complex="10pt" style:font-style-complex="italic"/>
    </style:style>
    <style:style style:name="T13" style:family="text">
      <style:text-properties fo:color="#333333" style:font-name="Arial" fo:font-size="8pt" fo:language="fr" fo:country="FR" fo:font-style="italic" officeooo:rsid="0022a3fa" style:font-size-asian="8pt" style:font-style-asian="italic" style:font-name-complex="Arial" style:font-size-complex="10pt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8cd82" style:font-weight-asian="bold" style:font-weight-complex="bold"/>
    </style:style>
    <style:style style:name="T16" style:family="text">
      <style:text-properties fo:font-weight="bold" officeooo:rsid="003a2b76" style:font-weight-asian="bold" style:font-weight-complex="bold"/>
    </style:style>
    <style:style style:name="T17" style:family="text">
      <style:text-properties fo:font-weight="bold" officeooo:rsid="003b3abd" style:font-weight-asian="bold" style:font-weight-complex="bold"/>
    </style:style>
    <style:style style:name="T18" style:family="text">
      <style:text-properties fo:font-size="10pt" fo:font-style="italic" style:font-size-asian="10pt" style:font-style-asian="italic"/>
    </style:style>
    <style:style style:name="T19" style:family="text">
      <style:text-properties fo:font-size="10pt" fo:font-weight="bold" style:font-size-asian="10pt" style:font-weight-asian="bold" style:font-style-complex="italic" style:font-weight-complex="bold"/>
    </style:style>
    <style:style style:name="T20" style:family="text">
      <style:text-properties fo:font-size="10pt" fo:font-weight="bold" officeooo:rsid="00146797" style:font-size-asian="10pt" style:font-weight-asian="bold" style:font-style-complex="italic" style:font-weight-complex="bold"/>
    </style:style>
    <style:style style:name="T21" style:family="text">
      <style:text-properties fo:font-size="10pt" fo:font-weight="bold" officeooo:rsid="0018cd82" style:font-size-asian="10pt" style:font-weight-asian="bold" style:font-style-complex="italic" style:font-weight-complex="bold"/>
    </style:style>
    <style:style style:name="T22" style:family="text">
      <style:text-properties fo:font-size="10pt" fo:font-weight="bold" officeooo:rsid="001c41a1" style:font-size-asian="10pt" style:font-weight-asian="bold" style:font-style-complex="italic" style:font-weight-complex="bold"/>
    </style:style>
    <style:style style:name="T23" style:family="text">
      <style:text-properties fo:font-size="10pt" fo:font-weight="bold" officeooo:rsid="001ee2f9" style:font-size-asian="10pt" style:font-weight-asian="bold" style:font-style-complex="italic" style:font-weight-complex="bold"/>
    </style:style>
    <style:style style:name="T24" style:family="text">
      <style:text-properties fo:font-size="10pt" fo:font-weight="bold" officeooo:rsid="0022a3fa" style:font-size-asian="10pt" style:font-weight-asian="bold" style:font-style-complex="italic" style:font-weight-complex="bold"/>
    </style:style>
    <style:style style:name="T25" style:family="text">
      <style:text-properties fo:font-size="10pt" fo:font-weight="bold" officeooo:rsid="00317059" style:font-size-asian="10pt" style:font-weight-asian="bold" style:font-style-complex="italic" style:font-weight-complex="bold"/>
    </style:style>
    <style:style style:name="T26" style:family="text">
      <style:text-properties fo:font-size="10pt" fo:font-weight="bold" officeooo:rsid="004eaa13" style:font-size-asian="10pt" style:font-weight-asian="bold" style:font-style-complex="italic" style:font-weight-complex="bold"/>
    </style:style>
    <style:style style:name="T27" style:family="text">
      <style:text-properties fo:font-size="10pt" fo:font-weight="bold" style:font-size-asian="10pt" style:font-weight-asian="bold" style:font-weight-complex="bold"/>
    </style:style>
    <style:style style:name="T28" style:family="text">
      <style:text-properties fo:font-size="10pt" fo:font-weight="bold" officeooo:rsid="0018cd82" style:font-size-asian="10pt" style:font-weight-asian="bold" style:font-weight-complex="bold"/>
    </style:style>
    <style:style style:name="T29" style:family="text">
      <style:text-properties fo:font-size="10pt" fo:font-weight="bold" officeooo:rsid="001ee2f9" style:font-size-asian="10pt" style:font-weight-asian="bold" style:font-weight-complex="bold"/>
    </style:style>
    <style:style style:name="T30" style:family="text">
      <style:text-properties fo:font-size="10pt" fo:font-weight="bold" style:font-size-asian="10pt" style:font-weight-asian="bold" style:font-size-complex="10pt" style:font-weight-complex="bold"/>
    </style:style>
    <style:style style:name="T31" style:family="text">
      <style:text-properties fo:font-size="10pt" fo:font-weight="bold" officeooo:rsid="0014d1a1" style:font-size-asian="10pt" style:font-weight-asian="bold" style:font-size-complex="10pt" style:font-weight-complex="bold"/>
    </style:style>
    <style:style style:name="T32" style:family="text">
      <style:text-properties fo:font-size="10pt" fo:font-weight="bold" officeooo:rsid="001c41a1" style:font-size-asian="10pt" style:font-weight-asian="bold" style:font-size-complex="10pt" style:font-weight-complex="bold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0pt" fo:font-style="normal" fo:font-weight="bold" officeooo:rsid="003f9058" style:font-size-asian="10pt" style:font-style-asian="normal" style:font-weight-asian="bold" style:font-style-complex="normal" style:font-weight-complex="bold"/>
    </style:style>
    <style:style style:name="T35" style:family="text">
      <style:text-properties fo:font-size="10pt" fo:font-style="normal" fo:font-weight="bold" officeooo:rsid="00422166" style:font-size-asian="10pt" style:font-style-asian="normal" style:font-weight-asian="bold" style:font-style-complex="normal" style:font-weight-complex="bold"/>
    </style:style>
    <style:style style:name="T36" style:family="text">
      <style:text-properties style:font-size-complex="10pt"/>
    </style:style>
    <style:style style:name="T37" style:family="text">
      <style:text-properties officeooo:rsid="00146797" style:font-size-complex="10pt"/>
    </style:style>
    <style:style style:name="T38" style:family="text">
      <style:text-properties officeooo:rsid="0014d1a1" style:font-size-complex="10pt"/>
    </style:style>
    <style:style style:name="T39" style:family="text">
      <style:text-properties officeooo:rsid="0018cd82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2d37af" style:font-weight-asian="normal" style:font-weight-complex="normal"/>
    </style:style>
    <style:style style:name="T42" style:family="text">
      <style:text-properties fo:font-weight="normal" officeooo:rsid="0049de29" style:font-weight-asian="normal" style:font-weight-complex="normal"/>
    </style:style>
    <style:style style:name="T43" style:family="text">
      <style:text-properties officeooo:rsid="0018e119"/>
    </style:style>
    <style:style style:name="T44" style:family="text">
      <style:text-properties style:font-name="Arial" fo:font-size="10pt" fo:language="fr" fo:country="FR" style:font-size-asian="10pt" style:font-name-complex="Arial" style:font-size-complex="10pt"/>
    </style:style>
    <style:style style:name="T45" style:family="text">
      <style:text-properties style:font-name="Arial" fo:font-size="10pt" fo:language="fr" fo:country="FR" officeooo:rsid="001ee2f9" style:font-size-asian="10pt" style:font-name-complex="Arial" style:font-size-complex="10pt"/>
    </style:style>
    <style:style style:name="T46" style:family="text">
      <style:text-properties style:font-name="Arial" fo:font-size="10pt" fo:language="fr" fo:country="FR" officeooo:rsid="0033fb47" style:font-size-asian="10pt" style:font-name-complex="Arial" style:font-size-complex="10pt"/>
    </style:style>
    <style:style style:name="T47" style:family="text">
      <style:text-properties style:font-name="Arial" fo:font-size="10pt" fo:language="fr" fo:country="FR" officeooo:rsid="00386327" style:font-size-asian="10pt" style:font-name-complex="Arial" style:font-size-complex="10pt"/>
    </style:style>
    <style:style style:name="T48" style:family="text">
      <style:text-properties style:font-name="Arial" fo:font-size="10pt" fo:language="fr" fo:country="FR" officeooo:rsid="0032f8ff" style:font-size-asian="10pt" style:font-name-complex="Arial" style:font-size-complex="10pt"/>
    </style:style>
    <style:style style:name="T49" style:family="text">
      <style:text-properties style:font-name="Arial" fo:font-size="10pt" fo:language="fr" fo:country="FR" officeooo:rsid="00459200" style:font-size-asian="10pt" style:font-name-complex="Arial" style:font-size-complex="10pt"/>
    </style:style>
    <style:style style:name="T50" style:family="text">
      <style:text-properties style:font-name="Arial" fo:font-size="10pt" fo:language="fr" fo:country="FR" officeooo:rsid="0049de29" style:font-size-asian="10pt" style:font-name-complex="Arial" style:font-size-complex="10pt"/>
    </style:style>
    <style:style style:name="T51" style:family="text">
      <style:text-properties style:font-name="Arial" fo:font-size="10pt" fo:language="fr" fo:country="FR" officeooo:rsid="004b9e93" style:font-size-asian="10pt" style:font-name-complex="Arial" style:font-size-complex="10pt"/>
    </style:style>
    <style:style style:name="T52" style:family="text">
      <style:text-properties style:font-name="Arial" fo:font-size="10pt" fo:language="fr" fo:country="FR" officeooo:rsid="004eaa13" style:font-size-asian="10pt" style:font-name-complex="Arial" style:font-size-complex="10pt"/>
    </style:style>
    <style:style style:name="T53" style:family="text">
      <style:text-properties style:font-name="Arial" fo:font-size="10pt" fo:language="fr" fo:country="FR" fo:font-weight="bold" style:font-size-asian="10pt" style:font-weight-asian="bold" style:font-name-complex="Arial" style:font-size-complex="10pt" style:font-weight-complex="bold"/>
    </style:style>
    <style:style style:name="T54" style:family="text">
      <style:text-properties style:font-name="Arial" fo:font-size="10pt" fo:language="fr" fo:country="FR" fo:font-weight="bold" officeooo:rsid="001ee2f9" style:font-size-asian="10pt" style:font-weight-asian="bold" style:font-name-complex="Arial" style:font-size-complex="10pt" style:font-weight-complex="bold"/>
    </style:style>
    <style:style style:name="T55" style:family="text">
      <style:text-properties style:font-name="Arial" fo:font-size="10pt" fo:language="fr" fo:country="FR" fo:font-weight="bold" style:font-size-asian="10pt" style:font-weight-asian="bold" style:font-name-complex="Arial" style:font-size-complex="10pt" style:font-style-complex="italic" style:font-weight-complex="bold"/>
    </style:style>
    <style:style style:name="T56" style:family="text">
      <style:text-properties style:font-name="Arial" fo:font-size="10pt" fo:language="fr" fo:country="FR" fo:font-weight="bold" officeooo:rsid="004eaa13" style:font-size-asian="10pt" style:font-weight-asian="bold" style:font-name-complex="Arial" style:font-size-complex="10pt" style:font-style-complex="italic" style:font-weight-complex="bold"/>
    </style:style>
    <style:style style:name="T57" style:family="text">
      <style:text-properties style:font-name="Arial" fo:font-size="10pt" fo:language="fr" fo:country="FR" fo:font-style="italic" style:font-size-asian="10pt" style:font-style-asian="italic" style:font-name-complex="Arial" style:font-size-complex="10pt"/>
    </style:style>
    <style:style style:name="T58" style:family="text">
      <style:text-properties style:font-name="Arial" fo:font-size="10pt" fo:language="fr" fo:country="FR" fo:font-style="normal" fo:font-weight="bold" officeooo:rsid="003f9058" style:font-size-asian="10pt" style:font-style-asian="normal" style:font-weight-asian="bold" style:font-name-complex="Arial" style:font-size-complex="10pt" style:font-style-complex="normal" style:font-weight-complex="bold"/>
    </style:style>
    <style:style style:name="T59" style:family="text">
      <style:text-properties style:font-name="Arial" fo:font-size="10pt" fo:language="fr" fo:country="FR" fo:font-style="normal" fo:font-weight="bold" officeooo:rsid="00422166" style:font-size-asian="10pt" style:font-style-asian="normal" style:font-weight-asian="bold" style:font-name-complex="Arial" style:font-size-complex="10pt" style:font-style-complex="normal" style:font-weight-complex="bold"/>
    </style:style>
    <style:style style:name="T60" style:family="text">
      <style:text-properties fo:font-style="normal" officeooo:rsid="0018cd82" style:font-style-asian="normal" style:font-style-complex="normal"/>
    </style:style>
    <style:style style:name="T61" style:family="text">
      <style:text-properties officeooo:rsid="00348c2c"/>
    </style:style>
    <style:style style:name="T62" style:family="text">
      <style:text-properties officeooo:rsid="003a2b76"/>
    </style:style>
    <style:style style:name="T63" style:family="text">
      <style:text-properties officeooo:rsid="004362eb"/>
    </style:style>
    <style:style style:name="T64" style:family="text">
      <style:text-properties officeooo:rsid="0049de29"/>
    </style:style>
    <style:style style:name="T65" style:family="text">
      <style:text-properties officeooo:rsid="004eaa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Pierre Mourlanne</text:p>
            <text:p text:style-name="P9">+33 (0)6 26 05 75 41</text:p>
            <text:p text:style-name="P8"><text:a xlink:type="simple" xlink:href="mailto:pierre@mourlanne.com" text:style-name="Internet_20_link" text:visited-style-name="Visited_20_Internet_20_Link"><text:span text:style-name="T43">pierre@mourlanne.com</text:span></text:a></text:p>
          </table:table-cell>
          <table:table-cell table:style-name="Table1.A1" office:value-type="string">
            <text:p text:style-name="P2"><text:a xlink:type="simple" xlink:href="http://fr.linkedin.com/in/pmourlanne" text:style-name="Internet_20_link" text:visited-style-name="Visited_20_Internet_20_Link"><text:span text:style-name="T43">http://fr.linkedin.com/in/pmourlanne</text:span></text:a></text:p>
            <text:p text:style-name="P2"><text:a xlink:type="simple" xlink:href="http://github.com/pmourlanne" text:style-name="Internet_20_link" text:visited-style-name="Visited_20_Internet_20_Link"><text:span text:style-name="T43">http://github.com/pmourlanne</text:span></text:a></text:p>
            <text:p text:style-name="P3"><text:a xlink:type="simple" xlink:href="http://gitlab.com/pmourlanne" text:style-name="Internet_20_link" text:visited-style-name="Visited_20_Internet_20_Link"><text:span text:style-name="T43">http://gitlab.com/pmourlanne</text:span></text:a></text:p>
          </table:table-cell>
        </table:table-row>
      </table:table>
      <text:p text:style-name="P8"/>
      <text:p text:style-name="P24"/>
      <text:p text:style-name="P24">Expérience Professionnelle</text:p>
      <text:p text:style-name="P12"/>
      <text:p text:style-name="P34"><text:span text:style-name="T12">Nov. 18</text:span><text:span text:style-name="T13"> – </text:span><text:span text:style-name="T12">Oct. 19</text:span><text:span text:style-name="T57"><text:tab/></text:span><text:span text:style-name="T58">Ingénieur en développement </text:span><text:span text:style-name="T59">W</text:span><text:span text:style-name="T58">eb</text:span><text:span text:style-name="T55">, </text:span><text:span text:style-name="T56">PeopleDoc</text:span><text:span text:style-name="T53">, </text:span><text:span text:style-name="T54">Paris</text:span></text:p>
      <text:list xml:id="list357011811" text:style-name="L1">
        <text:list-item>
          <text:p text:style-name="P25"><text:span text:style-name="T50">Développement </text:span><text:span text:style-name="T52">de nouvelles fonctionnalités sur une plateforme Python / Django utilisée par des millions d’utilisateurs à travers le monde. DevOps dans un environnement à haute disponibilit</text:span><text:span text:style-name="T50">é</text:span></text:p>
        </text:list-item>
      </text:list>
      <text:p text:style-name="P33"><text:span text:style-name="T10"/></text:p>
      <text:p text:style-name="P33"><text:span text:style-name="T10">Oct</text:span><text:span text:style-name="T8">. </text:span><text:span text:style-name="T10">15</text:span><text:span text:style-name="T8"> – </text:span><text:span text:style-name="T11">Sept. 18</text:span><text:span text:style-name="T18"><text:tab/></text:span><text:span text:style-name="T34">Ingénieur en développement </text:span><text:span text:style-name="T35">W</text:span><text:span text:style-name="T34">eb</text:span><text:span text:style-name="T19">, </text:span><text:span text:style-name="T25">Quividi</text:span><text:span text:style-name="T27">, </text:span><text:span text:style-name="T29">Paris</text:span></text:p>
      <text:list xml:id="list135359103519428" text:continue-numbering="true" text:style-name="L1">
        <text:list-item>
          <text:p text:style-name="P25"><text:span text:style-name="T50">Développement</text:span><text:span text:style-name="T48"> d'un back office Python / Django. Développement d'une solution </text:span><text:span text:style-name="T47">d'</text:span><text:span text:style-name="T48">analytics </text:span><text:span text:style-name="T46">avec Elasticsearch pour </text:span><text:span text:style-name="T50">requéter</text:span><text:span text:style-name="T46"> </text:span><text:span text:style-name="T51">10</text:span><text:span text:style-name="T46">TO de données. Administration </text:span><text:span text:style-name="T49">d'un parc d'une vingtaine de machines</text:span><text:span text:style-name="T46">, notamment avec Ansible</text:span></text:p>
        </text:list-item>
      </text:list>
      <text:p text:style-name="P21"/>
      <text:p text:style-name="P20"><text:span text:style-name="T8">Sept. 14 –</text:span><text:span text:style-name="T9"> Oct. 15</text:span><text:span text:style-name="T8"> </text:span><text:span text:style-name="T18"><text:tab/></text:span><text:span text:style-name="T34">Ingénieur en développement </text:span><text:span text:style-name="T35">W</text:span><text:span text:style-name="T34">eb</text:span><text:span text:style-name="T19">, </text:span><text:span text:style-name="T24">Homeloc</text:span><text:span text:style-name="T27">, </text:span><text:span text:style-name="T29">Paris</text:span></text:p>
      <text:list xml:id="list135359033893612" text:continue-numbering="true" text:style-name="L1">
        <text:list-item>
          <text:p text:style-name="P26"><text:span text:style-name="T45">D</text:span><text:span text:style-name="T44">éveloppement de sites Web, de solutions de gestions de locations et de centrales de réservations. Outils utilisés : Django, Python, PSQL, Elasticsearch, Redis, Nginx</text:span></text:p>
        </text:list-item>
      </text:list>
      <text:p text:style-name="P19"/>
      <text:p text:style-name="P19"><text:span text:style-name="T7">Avril 14 – Sept. 14</text:span><text:span text:style-name="T18"><text:tab/></text:span><text:span text:style-name="T21">Stagiaire</text:span><text:span text:style-name="T19">, </text:span><text:span text:style-name="T23">Gymglish</text:span><text:span text:style-name="T27">, </text:span><text:span text:style-name="T29">Paris</text:span></text:p>
      <text:list xml:id="list3383634616" text:style-name="WW8Num18">
        <text:list-item>
          <text:p text:style-name="P27">Développement <text:span text:style-name="T63">W</text:span>eb, administration système. Outils utilisés : Django, Plone, Python, Elasticsearch, Apache, Bacula</text:p>
        </text:list-item>
      </text:list>
      <text:p text:style-name="P18"/>
      <text:p text:style-name="P18"><text:span text:style-name="T6">Février 13 – Août 13</text:span><text:span text:style-name="T18"><text:tab/></text:span><text:span text:style-name="T21">Stagiaire</text:span><text:span text:style-name="T19">, </text:span><text:span text:style-name="T21">Sketchfab</text:span><text:span text:style-name="T27">, </text:span><text:span text:style-name="T28">Paris</text:span></text:p>
      <text:list xml:id="list135359559125651" text:continue-numbering="true" text:style-name="WW8Num18">
        <text:list-item>
          <text:p text:style-name="P28">Développement web backend pour une start-up. Outils utilisés : Django, Celery, MySQL, Git, jQuery, Backbone, Pivotal</text:p>
        </text:list-item>
      </text:list>
      <text:p text:style-name="P22"/>
      <text:p text:style-name="P18"><text:span text:style-name="T5">Août 12 – Janvier 13</text:span><text:span text:style-name="T18"><text:tab/></text:span><text:span text:style-name="T21">Stagiaire</text:span><text:span text:style-name="T19">, </text:span><text:span text:style-name="T21">SECLAB UCSB, Santa Barbara, États-Unis</text:span></text:p>
      <text:list xml:id="list135360875642680" text:continue-numbering="true" text:style-name="WW8Num18">
        <text:list-item>
          <text:p text:style-name="P29">Travaux de recherche dans un laboratoire de sécurité informatique <text:span text:style-name="T61">menant à une publication </text:span><text:a xlink:type="simple" xlink:href="https://www.usenix.org/node/190847" text:style-name="Internet_20_link" text:visited-style-name="Visited_20_Internet_20_Link"><text:span text:style-name="T61">USENIX</text:span></text:a></text:p>
        </text:list-item>
      </text:list>
      <text:h text:style-name="P36" text:outline-level="2">Projets</text:h>
      <text:p text:style-name="P6"/>
      <text:p text:style-name="P16"><text:a xlink:type="simple" xlink:href="https://github.com/pmourlanne/fiqs" text:style-name="Internet_20_link" text:visited-style-name="Visited_20_Internet_20_Link"><text:span text:style-name="T14">fiqs</text:span></text:a><text:span text:style-name="T40"><text:tab/>Client Python pour Elasticsearch</text:span></text:p>
      <text:p text:style-name="P13"><text:a xlink:type="simple" xlink:href="https://github.com/pmourlanne/VKTrainer" text:style-name="Internet_20_link" text:visited-style-name="Visited_20_Internet_20_Link"><text:span text:style-name="T16">VKTrainer</text:span></text:a> <text:tab/><text:span text:style-name="T62">Application web permettant d'appliquer des labels à des photos dans le but de faire des données d'entraînement pour du Machine Learning</text:span></text:p>
      <text:p text:style-name="P14"><text:a xlink:type="simple" xlink:href="http://37tub.es/" text:style-name="Internet_20_link" text:visited-style-name="Visited_20_Internet_20_Link"><text:span text:style-name="T17">37Tubes</text:span></text:a> <text:tab/><text:span text:style-name="T65">Soundboard du « Dîner de cons »</text:span></text:p>
      <text:h text:style-name="P37" text:outline-level="2"/>
      <text:h text:style-name="P37" text:outline-level="2">Formation</text:h>
      <text:h text:style-name="P35" text:outline-level="2"/>
      <text:p text:style-name="P11"><text:span text:style-name="T2">2010 – </text:span><text:span text:style-name="T3">2014</text:span><text:span text:style-name="T18"><text:tab/></text:span><text:span text:style-name="T20">Diplôme d'Ingénieur de l'École </text:span><text:span text:style-name="T22">Supérieure</text:span><text:span text:style-name="T20"> d'Électricité</text:span></text:p>
      <text:p text:style-name="P10"><text:span text:style-name="T1"><text:tab/></text:span><text:span text:style-name="T14">SUPELEC, Rennes</text:span></text:p>
      <text:list xml:id="list4204323212" text:style-name="WW8Num14">
        <text:list-item>
          <text:p text:style-name="P30"><text:span text:style-name="T37">Majeure </text:span><text:span text:style-name="T36">: </text:span><text:span text:style-name="T38">Systèmes d'Information Sécurisés</text:span></text:p>
        </text:list-item>
      </text:list>
      <text:p text:style-name="P5"/>
      <text:p text:style-name="P11"><text:span text:style-name="T4">2007 - 2010</text:span><text:span text:style-name="T33"><text:tab/></text:span><text:span text:style-name="T31">Classes </text:span><text:span text:style-name="T32">P</text:span><text:span text:style-name="T31">réparatoires aux </text:span><text:span text:style-name="T32">G</text:span><text:span text:style-name="T31">randes </text:span><text:span text:style-name="T32">É</text:span><text:span text:style-name="T31">coles</text:span><text:span text:style-name="T30"> – Lycée Clemenceau, Nantes</text:span></text:p>
      <text:list xml:id="list4259409399" text:style-name="WW8Num2">
        <text:list-item>
          <text:p text:style-name="P31">Options : Mathématiques et Physique</text:p>
        </text:list-item>
      </text:list>
      <text:h text:style-name="P38" text:outline-level="2"/>
      <text:h text:style-name="P39" text:outline-level="2">Compétences</text:h>
      <text:p text:style-name="P17"/>
      <text:p text:style-name="P17"><text:span text:style-name="T39">Informatique</text:span><text:tab/><text:tab/><text:span text:style-name="T41">Python, Django, Elasticsearch, SQL, Javascript, </text:span><text:span text:style-name="T42">Ansible</text:span></text:p>
      <text:p text:style-name="P32"/>
      <text:p text:style-name="P15"><text:span text:style-name="T15">Anglais</text:span> <text:tab/><text:span text:style-name="T64">Maîtrise parfaite</text:span></text:p>
      <text:p text:style-name="P15"><text:span text:style-name="T15">Espagnol</text:span> <text:s text:c="2"/><text:tab/><text:span text:style-name="T39">Niveau scolaire</text:span></text:p>
      <text:p text:style-name="P23"/>
      <text:h text:style-name="P40" text:outline-level="2">Hobbies</text:h>
      <text:p text:style-name="P4"/>
      <text:p text:style-name="P7"><text:a xlink:type="simple" xlink:href="https://pmourlanne.wordpress.com/2016/06/11/lectures-de-lannee/" text:style-name="Internet_20_link" text:visited-style-name="Visited_20_Internet_20_Link"><text:span text:style-name="T60">Littérature anglophone</text:span></text:a><text:span text:style-name="T39">, </text:span><text:a xlink:type="simple" xlink:href="http://i.imgur.com/dBbxnCo.jpg" text:style-name="Internet_20_link" text:visited-style-name="Visited_20_Internet_20_Link"><text:span text:style-name="T39">Jeux de société</text:span></text:a><text:span text:style-name="T39">, </text:span><text:a xlink:type="simple" xlink:href="http://pmourlanne.wordpress.com/2014/03/26/quelques-trucs-a-manger/" text:style-name="Internet_20_link" text:visited-style-name="Visited_20_Internet_20_Link"><text:span text:style-name="T39">Cuisine</text:span></text:a><text:span text:style-name="T39">, </text:span><text:a xlink:type="simple" xlink:href="https://i.imgur.com/savOyoj.jpg" text:style-name="Internet_20_link" text:visited-style-name="Visited_20_Internet_20_Link"><text:span text:style-name="T39">Mt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4917in" fo:margin-right="0in" fo:text-align="justify" style:justify-single-word="false" fo:text-indent="0in" style:auto-text-indent="false" fo:keep-with-next="always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Book Antiqua" fo:font-family="'Book Antiqua'" style:font-family-generic="roman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4917in" fo:margin-right="0in" fo:text-align="justify" style:justify-single-word="false" fo:text-indent="0in" style:auto-text-indent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text-align="justify" style:justify-single-word="false" fo:text-indent="0.4917in" style:auto-text-indent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font-style="italic" fo:font-weight="normal" style:font-style-asian="italic" style:font-weight-asian="norma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791in" fo:text-indent="-0.25in" fo:margin-left="1.979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335in" fo:text-indent="-0.2362in" fo:margin-left="1.2193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3925in" fo:text-indent="-0.25in" fo:margin-left="1.3925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8925in" fo:text-indent="-0.25in" fo:margin-left="1.89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.3925in" fo:text-indent="-0.25in" fo:margin-left="2.392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8925in" fo:text-indent="-0.25in" fo:margin-left="2.892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.3925in" fo:text-indent="-0.25in" fo:margin-left="3.392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925in" fo:text-indent="-0.25in" fo:margin-left="3.89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.3925in" fo:text-indent="-0.25in" fo:margin-left="4.3925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8925in" fo:text-indent="-0.25in" fo:margin-left="4.8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7291in" fo:text-indent="-0.25in" fo:margin-left="1.7291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2291in" fo:text-indent="-0.25in" fo:margin-left="2.229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7291in" fo:text-indent="-0.25in" fo:margin-left="2.7291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2291in" fo:text-indent="-0.25in" fo:margin-left="3.2291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3.7291in" fo:text-indent="-0.25in" fo:margin-left="3.7291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2291in" fo:text-indent="-0.25in" fo:margin-left="4.2291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7291in" fo:text-indent="-0.25in" fo:margin-left="4.7291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5.2291in" fo:text-indent="-0.25in" fo:margin-left="5.2291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7291in" fo:text-indent="-0.25in" fo:margin-left="5.72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3.2043in" fo:text-indent="-0.25in" fo:margin-left="3.2043in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format="1" text:start-value="2004">
        <style:list-level-properties text:list-level-position-and-space-mode="label-alignment">
          <style:list-level-label-alignment text:label-followed-by="listtab" text:list-tab-stop-position="0.302in" fo:text-indent="-0.302in" fo:margin-left="0.30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3201in" fo:text-indent="-0.2362in" fo:margin-left="2.3063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format="1" text:start-value="2004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uam</meta:initial-creator>
    <meta:creation-date>2012-02-07T13:56:00</meta:creation-date>
    <dc:date>2019-09-18T13:53:58.710384679</dc:date>
    <meta:editing-cycles>65</meta:editing-cycles>
    <meta:editing-duration>PT3H44M58S</meta:editing-duration>
    <meta:generator>LibreOffice/6.0.7.3$Linux_X86_64 LibreOffice_project/00m0$Build-3</meta:generator>
    <meta:document-statistic meta:table-count="1" meta:image-count="0" meta:object-count="0" meta:page-count="1" meta:paragraph-count="35" meta:word-count="287" meta:character-count="2110" meta:non-whitespace-character-count="1849"/>
    <meta:user-defined meta:name="Info 1"/>
    <meta:user-defined meta:name="Info 2"/>
    <meta:user-defined meta:name="Info 3"/>
    <meta:user-defined meta:name="Info 4"/>
  </office:meta>
</office:document-meta>
</file>